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style>
    <style:style style:name="T1" style:family="text">
      <style:text-properties fo:font-size="12pt" style:font-size-asian="12pt" style:font-size-complex="12pt"/>
    </style:style>
    <style:style style:name="T2" style:family="text">
      <style:text-properties fo:font-size="12pt" style:font-size-asian="12pt" style:font-size-complex="12pt"/>
    </style:style>
    <style:style style:name="T3" style:family="text">
      <style:text-properties fo:color="#000000" fo:font-size="12pt" style:text-underline-style="none" style:font-size-asian="12pt" style:font-size-complex="12pt"/>
    </style:style>
    <style:style style:name="T4" style:family="text">
      <style:text-properties fo:color="#000000" fo:font-size="12pt" style:text-underline-style="solid" style:text-underline-width="auto" style:text-underline-color="font-color" style:font-size-asian="12pt" style:font-size-complex="12pt"/>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by Automation Framework Installation Steps</text:p>
      <text:p text:style-name="P2"/>
      <text:list text:style-name="L1">
        <text:list-item>
          <text:p text:style-name="P3">Install Ruby 1.8.5.</text:p>
        </text:list-item>
        <text:list-item>
          <text:p text:style-name="P3">Install the Watir 1.5.1 gem (gem install watir-1.5.1.xxxx.gem) from the same directory as the downloaded gem is located.</text:p>
        </text:list-item>
        <text:list-item>
          <text:p text:style-name="P3">Install the xml-simple gem (gem install xml-simple).</text:p>
        </text:list-item>
        <text:list-item>
          <text:p text:style-name="P4"><text:span text:style-name="T1">Copy the entire Adanna directory from </text:span><text:a xlink:type="simple" xlink:href="//qaquality/ruby/Automation%20Framework"><text:span text:style-name="T2">\\qaquality\ruby\Automation Framework\</text:span></text:a> to the C: drive root.</text:p>
        </text:list-item>
        <text:list-item>
          <text:p text:style-name="P3"><text:a xlink:type="simple" xlink:href="//qaquality/ruby/Automation%20Framework/Pod%20Library"><text:span text:style-name="T3">Copy the ruby directory from </text:span></text:a><text:a xlink:type="simple" xlink:href="//qaquality/ruby/Automation%20Framework/Pod%20Library"><text:span text:style-name="T4">\\qaquality\ruby\Automation Framework\Pod Library</text:span></text:a> to the C: drive root, and when it asks you if you want to overwrite everything, click “Yes To All”.</text:p>
        </text:list-item>
        <text:list-item>
          <text:p text:style-name="P3">Double click on the Adanna.rb script file to create a new configuration file. <text:s/>If a configuration file already exists from a previous installation, then delete it first. <text:s/>Otherwise the Adanna.rb script will not run.</text:p>
        </text:list-item>
        <text:list-item>
          <text:p text:style-name="P3">Open the configuration file with some text editor, like Wordpad or Notepad.</text:p>
        </text:list-item>
        <text:list-item>
          <text:p text:style-name="P3">Make sure that all of the database settings are correct and that the task run user information is set to the user and password for the login account that will be running Adanna (usually the current account).</text:p>
        </text:list-item>
        <text:list-item>
          <text:p text:style-name="P3">Make a new ODBC data source using Control Panel &gt; Administrative Tools &gt; Data Sources (ODBC) &gt; System DSN and name it the same as you did in the configuration file for Adanna.</text:p>
        </text:list-item>
        <text:list-item>
          <text:p text:style-name="P3">Make an entry in the database, host table for the host you just installed to if there is not already an entry.</text:p>
        </text:list-item>
        <text:list-item>
          <text:p text:style-name="P3">Double click on the Adanna.rb script file to start Adanna, and wait to make sure that it is able to authenticate on the database. <text:s/>You will be able to tell if this happens if Adanna is able to get an ID from the database and check for tas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7-02-12T11:44:38</meta:creation-date>
    <dc:creator>Nathan Lane</dc:creator>
    <dc:date>2007-02-12T13:37:46</dc:date>
    <dc:language>en-US</dc:language>
    <meta:editing-cycles>3</meta:editing-cycles>
    <meta:editing-duration>PT19M0S</meta:editing-duration>
    <meta:user-defined meta:name="Info 1"/>
    <meta:user-defined meta:name="Info 2"/>
    <meta:user-defined meta:name="Info 3"/>
    <meta:user-defined meta:name="Info 4"/>
    <meta:document-statistic meta:table-count="0" meta:image-count="0" meta:object-count="0" meta:page-count="1" meta:paragraph-count="12" meta:word-count="266" meta:character-count="1534"/>
  </office:meta>
</office:document-meta>
</file>